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Preformatted_20_Text" style:master-page-name="">
      <loext:graphic-properties draw:fill="none"/>
      <style:paragraph-properties fo:margin-left="7.9cm" fo:margin-right="0cm" fo:margin-top="0cm" fo:margin-bottom="0cm" loext:contextual-spacing="false" fo:text-align="justify" style:justify-single-word="false" fo:text-indent="0cm" style:auto-text-indent="false" style:page-number="auto" fo:background-color="transparent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Title">
      <style:paragraph-properties fo:break-before="page"/>
    </style:style>
    <style:style style:name="P5" style:family="paragraph" style:parent-style-name="Title">
      <style:paragraph-properties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O RIO GRANDE DO SUL</text:p>
      <text:p text:style-name="P1">FACULDADE DE FARMÁCI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IULIANO NETTO FLORES CRUZ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OMIC ANALYSIS OF MACROPHAGE GENE SIGNATURES DURING IDIOPATHIC PULMONARY FIBROSIS DEVELOPMEN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ORTO ALEGRE, RS</text:p>
      <text:p text:style-name="P1">2018</text:p>
      <text:p text:style-name="P1"/>
      <text:p text:style-name="Preformatted_20_Text"><text:soft-page-break/></text:p>
      <text:p text:style-name="Preformatted_20_Text"/>
      <text:p text:style-name="P2"/>
      <text:p text:style-name="P2"/>
      <text:p text:style-name="P2">Giuliano Netto Flores Cruz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Genomic analysis of macrophage gene signatures during idiopathic pulmonary fibrosis developmen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Undergraduate thesis presented as partial requirement for the achievement of the Bachelor degree in Pharmacy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cademic Adviser: Prof. Paulo J. Saraiva, Msc.</text:p>
      <text:p text:style-name="P2">Form Teacher: Prof. Alexandre M. Fuentefria, PhD.</text:p>
      <text:p text:style-name="P2">Form Teacher: Prof. Otavio J. Saraiva, Msc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orto Alegre, RS</text:p>
      <text:p text:style-name="P2">2018</text:p>
      <text:p text:style-name="P2"/>
      <text:p text:style-name="Title"><text:soft-page-break/>ABSTRACT</text:p>
      <text:p text:style-name="Title"/>
      <text:p text:style-name="Title"/>
      <text:p text:style-name="P4">INTRODUCTION</text:p>
      <text:p text:style-name="Text_20_body">Idiopathic Pulmonary Fibrosis (IPF) is a deadly disease whose cure is not currently available. </text:p>
      <text:p text:style-name="Text_20_body"/>
      <text:p text:style-name="Preformatted_20_Text"/>
      <text:p text:style-name="Title"/>
      <text:p text:style-name="P4"/>
      <text:p text:style-name="P4">BIBLIOGRAPHICAL <text:s/>REVIEW</text:p>
      <text:p text:style-name="Preformatted_20_Text"/>
      <text:p text:style-name="Preformatted_20_Text"/>
      <text:p text:style-name="Title"/>
      <text:p text:style-name="P4">METHODS</text:p>
      <text:p text:style-name="Preformatted_20_Text"/>
      <text:p text:style-name="Title"/>
      <text:p text:style-name="P4">RESULTS AND DISCUSSION</text:p>
      <text:p text:style-name="Preformatted_20_Text"/>
      <text:p text:style-name="Title"/>
      <text:p text:style-name="P4">CONCLUSION</text:p>
      <text:p text:style-name="Preformatted_20_Text"/>
      <text:p text:style-name="Title"/>
      <text:p text:style-name="P4">REFERENCES</text:p>
      <text:p text:style-name="Preformatted_20_Text"/>
      <text:p text:style-name="Title"/>
      <text:p text:style-name="P4">APPENDIX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indent="1.251cm" style:auto-text-indent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6T18:00:06.767291952</dc:date>
    <meta:editing-duration>PT3M38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1" meta:paragraph-count="23" meta:word-count="109" meta:character-count="787" meta:non-whitespace-character-count="698"/>
  </office:meta>
</office:document-meta>
</file>